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6.01pt"/>
    </style:style>
    <style:style style:name="co2" style:family="table-column">
      <style:table-column-properties fo:break-before="auto" style:column-width="105.65pt"/>
    </style:style>
    <style:style style:name="co3" style:family="table-column">
      <style:table-column-properties fo:break-before="auto" style:column-width="100.86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8.01pt"/>
    </style:style>
    <style:style style:name="co6" style:family="table-column">
      <style:table-column-properties fo:break-before="auto" style:column-width="51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8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a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hi" style:country-asian="IN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background-color="#dddddd" fo:border="0.06pt solid #000000"/>
    </style:style>
    <style:style style:name="ce3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border="0.06pt solid #000000" style:rotation-align="none"/>
    </style:style>
    <style:style style:name="ce5" style:family="table-cell" style:parent-style-name="Default">
      <style:table-cell-properties style:diagonal-bl-tr="none" style:diagonal-tl-br="none" fo:border="0.06pt solid #000000" style:rotation-align="none"/>
    </style:style>
    <style:style style:name="ce6" style:family="table-cell" style:parent-style-name="Default">
      <style:table-cell-properties fo:border="0.06pt solid #000000"/>
      <style:text-properties style:font-name="Liberation Sans" style:font-name-asian="Noto Sans CJK SC Regular" style:font-name-complex="FreeSans"/>
    </style:style>
    <style:style style:name="ce7" style:family="table-cell" style:parent-style-name="Default">
      <style:table-cell-properties fo:background-color="#a6a6a6" style:rotation-align="none"/>
    </style:style>
    <style:style style:name="ce8" style:family="table-cell" style:parent-style-name="Default">
      <style:table-cell-properties fo:background-color="#ccffcc" style:rotation-align="none"/>
    </style:style>
    <style:style style:name="ce9" style:family="table-cell" style:parent-style-name="Default">
      <style:table-cell-properties fo:background-color="#d7e4bd" style:rotation-align="none"/>
    </style:style>
    <style:style style:name="ce10" style:family="table-cell" style:parent-style-name="Default">
      <style:table-cell-properties fo:background-color="#ccc1da" style:rotation-align="none"/>
    </style:style>
    <style:style style:name="ce11" style:family="table-cell" style:parent-style-name="Default">
      <style:table-cell-properties fo:background-color="#e6b9b8" style:rotation-align="none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name-complex="Calibri" style:font-size-complex="14pt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5"/>
        <table:table-column table:style-name="co4" table:default-cell-style-name="ce3"/>
        <table:table-column table:style-name="co4" table:default-cell-style-name="Default"/>
        <table:table-row table:style-name="ro1">
          <table:table-cell table:style-name="Default" table:number-columns-repeated="4"/>
          <table:table-cell/>
        </table:table-row>
        <table:table-row table:style-name="ro2">
          <table:table-cell table:style-name="ce1" office:value-type="string" calcext:value-type="string">
            <text:p>A_2.2.1.3 Appendix - Demension for iBimax</text:p>
          </table:table-cell>
          <table:table-cell table:style-name="Default" table:number-columns-repeated="3"/>
          <table:table-cell/>
        </table:table-row>
        <table:table-row table:style-name="ro1" table:number-rows-repeated="2">
          <table:table-cell table:style-name="Default" table:number-columns-repeated="4"/>
          <table:table-cell/>
        </table:table-row>
        <table:table-row table:style-name="ro1">
          <table:table-cell table:style-name="ce2" office:value-type="string" calcext:value-type="string">
            <text:p>Index</text:p>
          </table:table-cell>
          <table:table-cell table:style-name="ce2" office:value-type="string" calcext:value-type="string">
            <text:p>Dimensions</text:p>
          </table:table-cell>
          <table:table-cell table:style-name="ce2" office:value-type="string" calcext:value-type="string">
            <text:p>Applied Metrics</text:p>
          </table:table-cell>
          <table:table-cell table:style-name="ce2" office:value-type="string" calcext:value-type="string">
            <text:p>Notes</text:p>
          </table:table-cell>
          <table:table-cell/>
        </table:table-row>
        <table:table-row table:style-name="ro1">
          <table:table-cell office:value-type="string" calcext:value-type="string">
            <text:p>2.2.1.3.1</text:p>
          </table:table-cell>
          <table:table-cell office:value-type="string" calcext:value-type="string">
            <text:p>Content Titl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2</text:p>
          </table:table-cell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3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4</text:p>
          </table:table-cell>
          <table:table-cell office:value-type="string" calcext:value-type="string">
            <text:p>Play Percentag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5</text:p>
          </table:table-cell>
          <table:table-cell office:value-type="string" calcext:value-type="string">
            <text:p>City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6</text:p>
          </table:table-cell>
          <table:table-cell office:value-type="string" calcext:value-type="string">
            <text:p>Play Duration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7</text:p>
          </table:table-cell>
          <table:table-cell office:value-type="string" calcext:value-type="string">
            <text:p>Devic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8</text:p>
          </table:table-cell>
          <table:table-cell office:value-type="string" calcext:value-type="string">
            <text:p>Server IP</text:p>
          </table:table-cell>
          <table:table-cell/>
          <table:table-cell table:style-name="ce6" office:value-type="string" calcext:value-type="string">
            <text:p>Investigating</text:p>
          </table:table-cell>
          <table:table-cell office:value-type="string" calcext:value-type="string">
            <text:p>??</text:p>
          </table:table-cell>
        </table:table-row>
        <table:table-row table:style-name="ro1">
          <table:table-cell office:value-type="string" calcext:value-type="string">
            <text:p>2.2.1.3.9</text:p>
          </table:table-cell>
          <table:table-cell office:value-type="string" calcext:value-type="string">
            <text:p>Title Abandons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10</text:p>
          </table:table-cell>
          <table:table-cell office:value-type="string" calcext:value-type="string">
            <text:p>Rebuffer Abandons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12</text:p>
          </table:table-cell>
          <table:table-cell office:value-type="string" calcext:value-type="string">
            <text:p>Network Type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13</text:p>
          </table:table-cell>
          <table:table-cell office:value-type="string" calcext:value-type="string">
            <text:p>ISP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14</text:p>
          </table:table-cell>
          <table:table-cell office:value-type="string" calcext:value-type="string">
            <text:p>Server Region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15</text:p>
          </table:table-cell>
          <table:table-cell office:value-type="string" calcext:value-type="string">
            <text:p>Startup Errors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16</text:p>
          </table:table-cell>
          <table:table-cell office:value-type="string" calcext:value-type="string">
            <text:p>HTTP Status Code</text:p>
          </table:table-cell>
          <table:table-cell/>
          <table:table-cell office:value-type="string" calcext:value-type="string">
            <text:p>Piwik – OK</text:p>
          </table:table-cell>
          <table:table-cell/>
        </table:table-row>
        <table:table-row table:style-name="ro1">
          <table:table-cell office:value-type="string" calcext:value-type="string">
            <text:p>2.2.1.3.17</text:p>
          </table:table-cell>
          <table:table-cell office:value-type="string" calcext:value-type="string">
            <text:p>Startup Time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18</text:p>
          </table:table-cell>
          <table:table-cell office:value-type="string" calcext:value-type="string">
            <text:p>In Play Errors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19</text:p>
          </table:table-cell>
          <table:table-cell office:value-type="string" calcext:value-type="string">
            <text:p>Rebuffers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20</text:p>
          </table:table-cell>
          <table:table-cell office:value-type="string" calcext:value-type="string">
            <text:p>Rebuffer Times</text:p>
          </table:table-cell>
          <table:table-cell/>
          <table:table-cell office:value-type="string" calcext:value-type="string">
            <text:p>Investigating</text:p>
          </table:table-cell>
          <table:table-cell/>
        </table:table-row>
        <table:table-row table:style-name="ro1">
          <table:table-cell office:value-type="string" calcext:value-type="string">
            <text:p>2.2.1.3.21</text:p>
          </table:table-cell>
          <table:table-cell table:style-name="ce3" office:value-type="string" calcext:value-type="string">
            <text:p>Connection Speed</text:p>
          </table:table-cell>
          <table:table-cell table:style-name="ce3"/>
          <table:table-cell office:value-type="string" calcext:value-type="string">
            <text:p>Investigating</text:p>
          </table:table-cell>
          <table:table-cell/>
        </table:table-row>
      </table:table>
      <table:table table:name="Piwik_AllMetricsDimensions" table:style-name="ta1">
        <table:table-column table:style-name="co5" table:default-cell-style-name="Default"/>
        <table:table-column table:style-name="co6" table:default-cell-style-name="Default"/>
        <table:table-column table:style-name="co5" table:number-columns-repeated="1022" table:default-cell-style-name="Default"/>
        <table:table-row table:style-name="ro3">
          <table:table-cell table:number-columns-repeated="1024"/>
        </table:table-row>
        <table:table-row table:style-name="ro3">
          <table:table-cell/>
          <table:table-cell office:value-type="string" calcext:value-type="string">
            <text:p>table_name <text:s text:c="19"/>| column_name <text:s text:c="19"/>|</text:p>
          </table:table-cell>
          <table:table-cell/>
          <table:table-cell table:style-name="ce12" office:value-type="string" calcext:value-type="string">
            <text:p>Archived actions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+-------------------------------+--------------------------------+</text:p>
          </table:table-cell>
          <table:table-cell table:number-columns-repeated="1022"/>
        </table:table-row>
        <table:table-row table:style-name="ro3">
          <table:table-cell/>
          <table:table-cell table:style-name="ce7" office:value-type="string" calcext:value-type="string">
            <text:p>| piwik_access <text:s text:c="17"/>| login <text:s text:c="25"/>|</text:p>
          </table:table-cell>
          <table:table-cell/>
          <table:table-cell office:value-type="string" calcext:value-type="string">
            <text:p>Actions_actions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ccess <text:s text:c="17"/>| idsite <text:s text:c="24"/>|</text:p>
          </table:table-cell>
          <table:table-cell/>
          <table:table-cell office:value-type="string" calcext:value-type="string">
            <text:p>| Actions_actions_chunk_0_99 <text:s text:c="16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ccess <text:s text:c="17"/>| access <text:s text:c="24"/>|</text:p>
          </table:table-cell>
          <table:table-cell/>
          <table:table-cell office:value-type="string" calcext:value-type="string">
            <text:p>| Actions_actions_url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idarchive <text:s text:c="21"/>|</text:p>
          </table:table-cell>
          <table:table-cell/>
          <table:table-cell office:value-type="string" calcext:value-type="string">
            <text:p>| Actions_actions_url_chunk_0_99 <text:s text:c="1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name <text:s text:c="26"/>|</text:p>
          </table:table-cell>
          <table:table-cell/>
          <table:table-cell office:value-type="string" calcext:value-type="string">
            <text:p>| Actions_actions_url_chunk_100_1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idsite <text:s text:c="24"/>|</text:p>
          </table:table-cell>
          <table:table-cell/>
          <table:table-cell office:value-type="string" calcext:value-type="string">
            <text:p>| Actions_actions_url_chunk_200_2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date1 <text:s text:c="25"/>|</text:p>
          </table:table-cell>
          <table:table-cell/>
          <table:table-cell office:value-type="string" calcext:value-type="string">
            <text:p>| Actions_actions_url_chunk_300_3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date2 <text:s text:c="25"/>|</text:p>
          </table:table-cell>
          <table:table-cell/>
          <table:table-cell office:value-type="string" calcext:value-type="string">
            <text:p>| Actions_actions_url_chunk_400_4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period <text:s text:c="24"/>|</text:p>
          </table:table-cell>
          <table:table-cell/>
          <table:table-cell office:value-type="string" calcext:value-type="string">
            <text:p>| Actions_actions_url_chunk_500_5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ts_archived <text:s text:c="19"/>|</text:p>
          </table:table-cell>
          <table:table-cell/>
          <table:table-cell office:value-type="string" calcext:value-type="string">
            <text:p>| Actions_actions_url_chunk_600_6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1 <text:s text:c="3"/>| value <text:s text:c="25"/>|</text:p>
          </table:table-cell>
          <table:table-cell/>
          <table:table-cell office:value-type="string" calcext:value-type="string">
            <text:p>| Actions_actions_url_chunk_700_7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idarchive <text:s text:c="21"/>|</text:p>
          </table:table-cell>
          <table:table-cell/>
          <table:table-cell office:value-type="string" calcext:value-type="string">
            <text:p>| Actions_actions_url_chunk_800_8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name <text:s text:c="26"/>|</text:p>
          </table:table-cell>
          <table:table-cell/>
          <table:table-cell office:value-type="string" calcext:value-type="string">
            <text:p>| Actions_actions_url_chunk_900_9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idsite <text:s text:c="24"/>|</text:p>
          </table:table-cell>
          <table:table-cell/>
          <table:table-cell office:value-type="string" calcext:value-type="string">
            <text:p>| Actions_downloads <text:s text:c="25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date1 <text:s text:c="25"/>|</text:p>
          </table:table-cell>
          <table:table-cell/>
          <table:table-cell office:value-type="string" calcext:value-type="string">
            <text:p>| Actions_outlink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date2 <text:s text:c="25"/>|</text:p>
          </table:table-cell>
          <table:table-cell/>
          <table:table-cell office:value-type="string" calcext:value-type="string">
            <text:p>| Actions_sitesearch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period <text:s text:c="24"/>|</text:p>
          </table:table-cell>
          <table:table-cell/>
          <table:table-cell office:value-type="string" calcext:value-type="string">
            <text:p>| CustomVariables_valueByName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ts_archived <text:s text:c="19"/>|</text:p>
          </table:table-cell>
          <table:table-cell/>
          <table:table-cell office:value-type="string" calcext:value-type="string">
            <text:p>| CustomVariables_valueByName_chunk_0_99 <text:s text:c="4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4 <text:s text:c="3"/>| value <text:s text:c="25"/>|</text:p>
          </table:table-cell>
          <table:table-cell/>
          <table:table-cell office:value-type="string" calcext:value-type="string">
            <text:p>| DevicesDetection_brands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idarchive <text:s text:c="21"/>|</text:p>
          </table:table-cell>
          <table:table-cell/>
          <table:table-cell office:value-type="string" calcext:value-type="string">
            <text:p>| DevicesDetection_browserEngines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name <text:s text:c="26"/>|</text:p>
          </table:table-cell>
          <table:table-cell/>
          <table:table-cell office:value-type="string" calcext:value-type="string">
            <text:p>| DevicesDetection_browsers <text:s text:c="1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idsite <text:s text:c="24"/>|</text:p>
          </table:table-cell>
          <table:table-cell/>
          <table:table-cell office:value-type="string" calcext:value-type="string">
            <text:p>| DevicesDetection_browserVersions <text:s text:c="10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date1 <text:s text:c="25"/>|</text:p>
          </table:table-cell>
          <table:table-cell/>
          <table:table-cell office:value-type="string" calcext:value-type="string">
            <text:p>| DevicesDetection_models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date2 <text:s text:c="25"/>|</text:p>
          </table:table-cell>
          <table:table-cell/>
          <table:table-cell office:value-type="string" calcext:value-type="string">
            <text:p>| DevicesDetection_os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period <text:s text:c="24"/>|</text:p>
          </table:table-cell>
          <table:table-cell/>
          <table:table-cell office:value-type="string" calcext:value-type="string">
            <text:p>| DevicesDetection_osVersions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ts_archived <text:s text:c="19"/>|</text:p>
          </table:table-cell>
          <table:table-cell/>
          <table:table-cell office:value-type="string" calcext:value-type="string">
            <text:p>| DevicesDetection_types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5 <text:s text:c="3"/>| value <text:s text:c="25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idarchive <text:s text:c="21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name <text:s text:c="26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idsite <text:s text:c="24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date1 <text:s text:c="25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date2 <text:s text:c="25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period <text:s text:c="24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ts_archived <text:s text:c="19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blob_2016_06 <text:s text:c="3"/>| value <text:s text:c="25"/>|</text:p>
          </table:table-cell>
          <table:table-cell/>
          <table:table-cell office:value-type="string" calcext:value-type="string">
            <text:p>| Referrers_keywordByCampaign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idarchive <text:s text:c="21"/>|</text:p>
          </table:table-cell>
          <table:table-cell/>
          <table:table-cell office:value-type="string" calcext:value-type="string">
            <text:p>| Referrers_keywordBySearchEngine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name <text:s text:c="26"/>|</text:p>
          </table:table-cell>
          <table:table-cell/>
          <table:table-cell office:value-type="string" calcext:value-type="string">
            <text:p>| Referrers_searchEngineByKeyword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idsite <text:s text:c="24"/>|</text:p>
          </table:table-cell>
          <table:table-cell/>
          <table:table-cell office:value-type="string" calcext:value-type="string">
            <text:p>| Referrers_type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date1 <text:s text:c="25"/>|</text:p>
          </table:table-cell>
          <table:table-cell/>
          <table:table-cell office:value-type="string" calcext:value-type="string">
            <text:p>| Referrers_urlByWebsite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date2 <text:s text:c="25"/>|</text:p>
          </table:table-cell>
          <table:table-cell/>
          <table:table-cell office:value-type="string" calcext:value-type="string">
            <text:p>| Referrers_urlByWebsite_chunk_0_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period <text:s text:c="24"/>|</text:p>
          </table:table-cell>
          <table:table-cell/>
          <table:table-cell office:value-type="string" calcext:value-type="string">
            <text:p>| UserCountry_city <text:s text:c="26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ts_archived <text:s text:c="19"/>|</text:p>
          </table:table-cell>
          <table:table-cell/>
          <table:table-cell office:value-type="string" calcext:value-type="string">
            <text:p>| UserCountry_count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1 | value <text:s text:c="25"/>|</text:p>
          </table:table-cell>
          <table:table-cell/>
          <table:table-cell office:value-type="string" calcext:value-type="string">
            <text:p>| UserCountry_region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idarchive <text:s text:c="21"/>|</text:p>
          </table:table-cell>
          <table:table-cell/>
          <table:table-cell office:value-type="string" calcext:value-type="string">
            <text:p>| UserLanguage_language <text:s text:c="21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name <text:s text:c="26"/>|</text:p>
          </table:table-cell>
          <table:table-cell/>
          <table:table-cell office:value-type="string" calcext:value-type="string">
            <text:p>| VisitorInterest_daysSinceLastVisit <text:s text:c="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idsite <text:s text:c="24"/>|</text:p>
          </table:table-cell>
          <table:table-cell/>
          <table:table-cell office:value-type="string" calcext:value-type="string">
            <text:p>| VisitorInterest_pageGap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date1 <text:s text:c="25"/>|</text:p>
          </table:table-cell>
          <table:table-cell/>
          <table:table-cell office:value-type="string" calcext:value-type="string">
            <text:p>| VisitorInterest_timeGap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date2 <text:s text:c="25"/>|</text:p>
          </table:table-cell>
          <table:table-cell/>
          <table:table-cell office:value-type="string" calcext:value-type="string">
            <text:p>| VisitorInterest_visitsByVisitCount <text:s text:c="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period <text:s text:c="24"/>|</text:p>
          </table:table-cell>
          <table:table-cell/>
          <table:table-cell office:value-type="string" calcext:value-type="string">
            <text:p>| VisitTime_localTime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ts_archived <text:s text:c="19"/>|</text:p>
          </table:table-cell>
          <table:table-cell/>
          <table:table-cell office:value-type="string" calcext:value-type="string">
            <text:p>| VisitTime_serverTime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4 | value <text:s text:c="25"/>|</text:p>
          </table:table-cell>
          <table:table-cell/>
          <table:table-cell office:value-type="string" calcext:value-type="string">
            <text:p>| DevicePlugins_plugin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idarchive <text:s text:c="21"/>|</text:p>
          </table:table-cell>
          <table:table-cell/>
          <table:table-cell office:value-type="string" calcext:value-type="string">
            <text:p>| Resolution_configuration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name <text:s text:c="26"/>|</text:p>
          </table:table-cell>
          <table:table-cell/>
          <table:table-cell office:value-type="string" calcext:value-type="string">
            <text:p>| Resolution_resolution <text:s text:c="21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idsite <text:s text:c="24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date1 <text:s text:c="25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date2 <text:s text:c="25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period <text:s text:c="24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ts_archived <text:s text:c="19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5 | value <text:s text:c="25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idarchive <text:s text:c="21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name <text:s text:c="26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idsite <text:s text:c="24"/>|</text:p>
          </table:table-cell>
          <table:table-cell/>
          <table:table-cell office:value-type="string" calcext:value-type="string">
            <text:p>| Actions_actions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date1 <text:s text:c="25"/>|</text:p>
          </table:table-cell>
          <table:table-cell/>
          <table:table-cell office:value-type="string" calcext:value-type="string">
            <text:p>| Actions_actions_chunk_0_99 <text:s text:c="16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date2 <text:s text:c="25"/>|</text:p>
          </table:table-cell>
          <table:table-cell/>
          <table:table-cell office:value-type="string" calcext:value-type="string">
            <text:p>| Actions_actions_url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period <text:s text:c="24"/>|</text:p>
          </table:table-cell>
          <table:table-cell/>
          <table:table-cell office:value-type="string" calcext:value-type="string">
            <text:p>| Actions_actions_url_chunk_0_99 <text:s text:c="12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ts_archived <text:s text:c="19"/>|</text:p>
          </table:table-cell>
          <table:table-cell/>
          <table:table-cell office:value-type="string" calcext:value-type="string">
            <text:p>| Actions_actions_url_chunk_100_1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7" office:value-type="string" calcext:value-type="string">
            <text:p>| piwik_archive_numeric_2016_06 | value <text:s text:c="25"/>|</text:p>
          </table:table-cell>
          <table:table-cell/>
          <table:table-cell office:value-type="string" calcext:value-type="string">
            <text:p>| Actions_downloads <text:s text:c="2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idsite <text:s text:c="24"/>|</text:p>
          </table:table-cell>
          <table:table-cell/>
          <table:table-cell office:value-type="string" calcext:value-type="string">
            <text:p>| Actions_downloads_chunk_0_99 <text:s text:c="1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idgoal <text:s text:c="24"/>|</text:p>
          </table:table-cell>
          <table:table-cell/>
          <table:table-cell office:value-type="string" calcext:value-type="string">
            <text:p>| Actions_outlink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name <text:s text:c="26"/>|</text:p>
          </table:table-cell>
          <table:table-cell/>
          <table:table-cell office:value-type="string" calcext:value-type="string">
            <text:p>| Actions_outlink_chunk_0_99 <text:s text:c="1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match_attribute <text:s text:c="15"/>|</text:p>
          </table:table-cell>
          <table:table-cell/>
          <table:table-cell office:value-type="string" calcext:value-type="string">
            <text:p>| Actions_sitesearch <text:s text:c="2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pattern <text:s text:c="23"/>|</text:p>
          </table:table-cell>
          <table:table-cell/>
          <table:table-cell office:value-type="string" calcext:value-type="string">
            <text:p>| DevicesDetection_brand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pattern_type <text:s text:c="18"/>|</text:p>
          </table:table-cell>
          <table:table-cell/>
          <table:table-cell office:value-type="string" calcext:value-type="string">
            <text:p>| DevicesDetection_browserEngines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case_sensitive <text:s text:c="16"/>|</text:p>
          </table:table-cell>
          <table:table-cell/>
          <table:table-cell office:value-type="string" calcext:value-type="string">
            <text:p>| DevicesDetection_browsers <text:s text:c="1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allow_multiple <text:s text:c="16"/>|</text:p>
          </table:table-cell>
          <table:table-cell/>
          <table:table-cell office:value-type="string" calcext:value-type="string">
            <text:p>| DevicesDetection_browserVersions <text:s text:c="1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revenue <text:s text:c="23"/>|</text:p>
          </table:table-cell>
          <table:table-cell/>
          <table:table-cell office:value-type="string" calcext:value-type="string">
            <text:p>| DevicesDetection_model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goal <text:s text:c="19"/>| deleted <text:s text:c="23"/>|</text:p>
          </table:table-cell>
          <table:table-cell/>
          <table:table-cell office:value-type="string" calcext:value-type="string">
            <text:p>| DevicesDetection_os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ger_message <text:s text:c="9"/>| idlogger_message <text:s text:c="14"/>|</text:p>
          </table:table-cell>
          <table:table-cell/>
          <table:table-cell office:value-type="string" calcext:value-type="string">
            <text:p>| DevicesDetection_osVersions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ger_message <text:s text:c="9"/>| tag <text:s text:c="27"/>|</text:p>
          </table:table-cell>
          <table:table-cell/>
          <table:table-cell office:value-type="string" calcext:value-type="string">
            <text:p>| DevicesDetection_types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ger_message <text:s text:c="9"/>| timestamp <text:s text:c="21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ger_message <text:s text:c="9"/>| level <text:s text:c="25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ger_message <text:s text:c="9"/>| message <text:s text:c="23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| piwik_log_action <text:s text:c="13"/>| idaction <text:s text:c="22"/>|</text:p>
          </table:table-cell>
          <table:table-cell/>
          <table:table-cell office:value-type="string" calcext:value-type="string">
            <text:p>| Goal_0_day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| piwik_log_action <text:s text:c="13"/>| name <text:s text:c="26"/>|</text:p>
          </table:table-cell>
          <table:table-cell/>
          <table:table-cell office:value-type="string" calcext:value-type="string">
            <text:p>| Goal_0_visits_until_conv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| piwik_log_action <text:s text:c="13"/>| hash <text:s text:c="26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| piwik_log_action <text:s text:c="13"/>| type <text:s text:c="26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8" office:value-type="string" calcext:value-type="string">
            <text:p>| piwik_log_action <text:s text:c="13"/>| url_prefix <text:s text:c="20"/>|</text:p>
          </table:table-cell>
          <table:table-cell/>
          <table:table-cell office:value-type="string" calcext:value-type="string">
            <text:p>| Referrers_keywordByCampaign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visit <text:s text:c="23"/>|</text:p>
          </table:table-cell>
          <table:table-cell/>
          <table:table-cell office:value-type="string" calcext:value-type="string">
            <text:p>| Referrers_keywordByCampaign_chunk_0_99 <text:s text:c="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site <text:s text:c="24"/>|</text:p>
          </table:table-cell>
          <table:table-cell/>
          <table:table-cell office:value-type="string" calcext:value-type="string">
            <text:p>| Referrers_keywordBySearchEngine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visitor <text:s text:c="21"/>|</text:p>
          </table:table-cell>
          <table:table-cell/>
          <table:table-cell office:value-type="string" calcext:value-type="string">
            <text:p>| Referrers_keywordBySearchEngine_chunk_0_99 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server_time <text:s text:c="19"/>|</text:p>
          </table:table-cell>
          <table:table-cell/>
          <table:table-cell office:value-type="string" calcext:value-type="string">
            <text:p>| Referrers_searchEngineByKeyword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action_url <text:s text:c="18"/>|</text:p>
          </table:table-cell>
          <table:table-cell/>
          <table:table-cell office:value-type="string" calcext:value-type="string">
            <text:p>| Referrers_searchEngineByKeyword_chunk_0_99 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link_va <text:s text:c="21"/>|</text:p>
          </table:table-cell>
          <table:table-cell/>
          <table:table-cell office:value-type="string" calcext:value-type="string">
            <text:p>| Referrers_type <text:s text:c="2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goal <text:s text:c="24"/>|</text:p>
          </table:table-cell>
          <table:table-cell/>
          <table:table-cell office:value-type="string" calcext:value-type="string">
            <text:p>| Referrers_urlByWebsite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buster <text:s text:c="24"/>|</text:p>
          </table:table-cell>
          <table:table-cell/>
          <table:table-cell office:value-type="string" calcext:value-type="string">
            <text:p>| Referrers_urlByWebsite_chunk_0_99 <text:s text:c="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dorder <text:s text:c="23"/>|</text:p>
          </table:table-cell>
          <table:table-cell/>
          <table:table-cell office:value-type="string" calcext:value-type="string">
            <text:p>| UserLanguage_language <text:s text:c="2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items <text:s text:c="25"/>|</text:p>
          </table:table-cell>
          <table:table-cell/>
          <table:table-cell office:value-type="string" calcext:value-type="string">
            <text:p>| CustomVariables_valueByName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url <text:s text:c="27"/>|</text:p>
          </table:table-cell>
          <table:table-cell/>
          <table:table-cell office:value-type="string" calcext:value-type="string">
            <text:p>| CustomVariables_valueByName_chunk_0_99 <text:s text:c="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visitor_days_since_first <text:s text:c="6"/>|</text:p>
          </table:table-cell>
          <table:table-cell/>
          <table:table-cell office:value-type="string" calcext:value-type="string">
            <text:p>| DevicePlugins_plugin <text:s text:c="2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visitor_days_since_order <text:s text:c="6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visitor_returning <text:s text:c="13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visitor_count_visits <text:s text:c="10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ferer_keyword <text:s text:c="15"/>|</text:p>
          </table:table-cell>
          <table:table-cell/>
          <table:table-cell office:value-type="string" calcext:value-type="string">
            <text:p>| Resolution_configuration <text:s text:c="1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ferer_name <text:s text:c="18"/>|</text:p>
          </table:table-cell>
          <table:table-cell/>
          <table:table-cell office:value-type="string" calcext:value-type="string">
            <text:p>| Resolution_resolution <text:s text:c="2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ferer_type <text:s text:c="18"/>|</text:p>
          </table:table-cell>
          <table:table-cell/>
          <table:table-cell office:value-type="string" calcext:value-type="string">
            <text:p>| UserCountry_city <text:s text:c="2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location_city <text:s text:c="17"/>|</text:p>
          </table:table-cell>
          <table:table-cell/>
          <table:table-cell office:value-type="string" calcext:value-type="string">
            <text:p>| UserCountry_country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location_country <text:s text:c="14"/>|</text:p>
          </table:table-cell>
          <table:table-cell/>
          <table:table-cell office:value-type="string" calcext:value-type="string">
            <text:p>| UserCountry_region <text:s text:c="2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location_latitude <text:s text:c="13"/>|</text:p>
          </table:table-cell>
          <table:table-cell/>
          <table:table-cell office:value-type="string" calcext:value-type="string">
            <text:p>| VisitorInterest_daysSinceLastVisit <text:s text:c="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location_longitude <text:s text:c="12"/>|</text:p>
          </table:table-cell>
          <table:table-cell/>
          <table:table-cell office:value-type="string" calcext:value-type="string">
            <text:p>| VisitorInterest_pageGap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location_region <text:s text:c="15"/>|</text:p>
          </table:table-cell>
          <table:table-cell/>
          <table:table-cell office:value-type="string" calcext:value-type="string">
            <text:p>| VisitorInterest_timeGap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venue <text:s text:c="23"/>|</text:p>
          </table:table-cell>
          <table:table-cell/>
          <table:table-cell office:value-type="string" calcext:value-type="string">
            <text:p>| VisitorInterest_visitsByVisitCount <text:s text:c="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venue_discount <text:s text:c="14"/>|</text:p>
          </table:table-cell>
          <table:table-cell/>
          <table:table-cell office:value-type="string" calcext:value-type="string">
            <text:p>| VisitTime_localTime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venue_shipping <text:s text:c="14"/>|</text:p>
          </table:table-cell>
          <table:table-cell/>
          <table:table-cell office:value-type="string" calcext:value-type="string">
            <text:p>| VisitTime_serverTime <text:s text:c="2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venue_subtotal <text:s text:c="14"/>|</text:p>
          </table:table-cell>
          <table:table-cell/>
          <table:table-cell office:value-type="string" calcext:value-type="string">
            <text:p>| Actions_actions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revenue_tax <text:s text:c="19"/>|</text:p>
          </table:table-cell>
          <table:table-cell/>
          <table:table-cell office:value-type="string" calcext:value-type="string">
            <text:p>| Actions_actions_chunk_0_99 <text:s text:c="1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k1 <text:s text:c="17"/>|</text:p>
          </table:table-cell>
          <table:table-cell/>
          <table:table-cell office:value-type="string" calcext:value-type="string">
            <text:p>| Actions_actions_url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v1 <text:s text:c="17"/>|</text:p>
          </table:table-cell>
          <table:table-cell/>
          <table:table-cell office:value-type="string" calcext:value-type="string">
            <text:p>| Actions_actions_url_chunk_0_99 <text:s text:c="1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k2 <text:s text:c="17"/>|</text:p>
          </table:table-cell>
          <table:table-cell/>
          <table:table-cell office:value-type="string" calcext:value-type="string">
            <text:p>| Actions_actions_url_chunk_100_199 <text:s text:c="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v2 <text:s text:c="17"/>|</text:p>
          </table:table-cell>
          <table:table-cell/>
          <table:table-cell office:value-type="string" calcext:value-type="string">
            <text:p>| Actions_downloads <text:s text:c="2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k3 <text:s text:c="17"/>|</text:p>
          </table:table-cell>
          <table:table-cell/>
          <table:table-cell office:value-type="string" calcext:value-type="string">
            <text:p>| Actions_downloads_chunk_0_99 <text:s text:c="1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v3 <text:s text:c="17"/>|</text:p>
          </table:table-cell>
          <table:table-cell/>
          <table:table-cell office:value-type="string" calcext:value-type="string">
            <text:p>| Actions_outlink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k4 <text:s text:c="17"/>|</text:p>
          </table:table-cell>
          <table:table-cell/>
          <table:table-cell office:value-type="string" calcext:value-type="string">
            <text:p>| Actions_outlink_chunk_0_99 <text:s text:c="1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v4 <text:s text:c="17"/>|</text:p>
          </table:table-cell>
          <table:table-cell/>
          <table:table-cell office:value-type="string" calcext:value-type="string">
            <text:p>| Actions_sitesearch <text:s text:c="2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k5 <text:s text:c="17"/>|</text:p>
          </table:table-cell>
          <table:table-cell/>
          <table:table-cell office:value-type="string" calcext:value-type="string">
            <text:p>| DevicesDetection_brand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 <text:s text:c="9"/>| custom_var_v5 <text:s text:c="17"/>|</text:p>
          </table:table-cell>
          <table:table-cell/>
          <table:table-cell office:value-type="string" calcext:value-type="string">
            <text:p>| DevicesDetection_browserEngines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site <text:s text:c="24"/>|</text:p>
          </table:table-cell>
          <table:table-cell/>
          <table:table-cell office:value-type="string" calcext:value-type="string">
            <text:p>| DevicesDetection_browsers <text:s text:c="1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visitor <text:s text:c="21"/>|</text:p>
          </table:table-cell>
          <table:table-cell/>
          <table:table-cell office:value-type="string" calcext:value-type="string">
            <text:p>| DevicesDetection_browserVersions <text:s text:c="1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server_time <text:s text:c="19"/>|</text:p>
          </table:table-cell>
          <table:table-cell/>
          <table:table-cell office:value-type="string" calcext:value-type="string">
            <text:p>| DevicesDetection_model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visit <text:s text:c="23"/>|</text:p>
          </table:table-cell>
          <table:table-cell/>
          <table:table-cell office:value-type="string" calcext:value-type="string">
            <text:p>| DevicesDetection_os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order <text:s text:c="23"/>|</text:p>
          </table:table-cell>
          <table:table-cell/>
          <table:table-cell office:value-type="string" calcext:value-type="string">
            <text:p>| DevicesDetection_osVersions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sku <text:s text:c="18"/>|</text:p>
          </table:table-cell>
          <table:table-cell/>
          <table:table-cell office:value-type="string" calcext:value-type="string">
            <text:p>| DevicesDetection_types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name <text:s text:c="17"/>|</text:p>
          </table:table-cell>
          <table:table-cell/>
          <table:table-cell office:value-type="string" calcext:value-type="string">
            <text:p>| Referrers_keywordByCampaign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category <text:s text:c="13"/>|</text:p>
          </table:table-cell>
          <table:table-cell/>
          <table:table-cell office:value-type="string" calcext:value-type="string">
            <text:p>| Referrers_keywordByCampaign_chunk_0_99 <text:s text:c="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category2 <text:s text:c="12"/>|</text:p>
          </table:table-cell>
          <table:table-cell/>
          <table:table-cell office:value-type="string" calcext:value-type="string">
            <text:p>| Referrers_keywordBySearchEngine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category3 <text:s text:c="12"/>|</text:p>
          </table:table-cell>
          <table:table-cell/>
          <table:table-cell office:value-type="string" calcext:value-type="string">
            <text:p>| Referrers_keywordBySearchEngine_chunk_0_99 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category4 <text:s text:c="12"/>|</text:p>
          </table:table-cell>
          <table:table-cell/>
          <table:table-cell office:value-type="string" calcext:value-type="string">
            <text:p>| Referrers_searchEngineByKeyword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idaction_category5 <text:s text:c="12"/>|</text:p>
          </table:table-cell>
          <table:table-cell/>
          <table:table-cell office:value-type="string" calcext:value-type="string">
            <text:p>| Referrers_searchEngineByKeyword_chunk_0_99 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price <text:s text:c="25"/>|</text:p>
          </table:table-cell>
          <table:table-cell/>
          <table:table-cell office:value-type="string" calcext:value-type="string">
            <text:p>| Referrers_type <text:s text:c="2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quantity <text:s text:c="22"/>|</text:p>
          </table:table-cell>
          <table:table-cell/>
          <table:table-cell office:value-type="string" calcext:value-type="string">
            <text:p>| Referrers_urlByWebsite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conversion_item <text:s text:c="4"/>| deleted <text:s text:c="23"/>|</text:p>
          </table:table-cell>
          <table:table-cell/>
          <table:table-cell office:value-type="string" calcext:value-type="string">
            <text:p>| Referrers_urlByWebsite_chunk_0_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link_va <text:s text:c="21"/>|</text:p>
          </table:table-cell>
          <table:table-cell/>
          <table:table-cell office:value-type="string" calcext:value-type="string">
            <text:p>| UserLanguage_language <text:s text:c="21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site <text:s text:c="24"/>|</text:p>
          </table:table-cell>
          <table:table-cell/>
          <table:table-cell office:value-type="string" calcext:value-type="string">
            <text:p>| CustomVariables_valueByName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visitor <text:s text:c="21"/>|</text:p>
          </table:table-cell>
          <table:table-cell/>
          <table:table-cell office:value-type="string" calcext:value-type="string">
            <text:p>| CustomVariables_valueByName_chunk_0_99 <text:s text:c="4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visit <text:s text:c="23"/>|</text:p>
          </table:table-cell>
          <table:table-cell/>
          <table:table-cell office:value-type="string" calcext:value-type="string">
            <text:p>| DevicePlugins_plugin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url_ref <text:s text:c="14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name_ref <text:s text:c="13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float <text:s text:c="18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server_time <text:s text:c="19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name <text:s text:c="17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url <text:s text:c="18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time_spent_ref_action <text:s text:c="9"/>|</text:p>
          </table:table-cell>
          <table:table-cell/>
          <table:table-cell office:value-type="string" calcext:value-type="string">
            <text:p>| Goal_0_day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event_action <text:s text:c="9"/>|</text:p>
          </table:table-cell>
          <table:table-cell/>
          <table:table-cell office:value-type="string" calcext:value-type="string">
            <text:p>| Goal_0_visits_until_conv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event_category <text:s text:c="7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content_interaction <text:s text:c="2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content_name <text:s text:c="9"/>|</text:p>
          </table:table-cell>
          <table:table-cell/>
          <table:table-cell office:value-type="string" calcext:value-type="string">
            <text:p>| Resolution_configuration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content_piece <text:s text:c="8"/>|</text:p>
          </table:table-cell>
          <table:table-cell/>
          <table:table-cell office:value-type="string" calcext:value-type="string">
            <text:p>| Resolution_resolution <text:s text:c="21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idaction_content_target <text:s text:c="7"/>|</text:p>
          </table:table-cell>
          <table:table-cell/>
          <table:table-cell office:value-type="string" calcext:value-type="string">
            <text:p>| UserCountry_city <text:s text:c="26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k1 <text:s text:c="17"/>|</text:p>
          </table:table-cell>
          <table:table-cell/>
          <table:table-cell office:value-type="string" calcext:value-type="string">
            <text:p>| UserCountry_count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v1 <text:s text:c="17"/>|</text:p>
          </table:table-cell>
          <table:table-cell/>
          <table:table-cell office:value-type="string" calcext:value-type="string">
            <text:p>| UserCountry_region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k2 <text:s text:c="17"/>|</text:p>
          </table:table-cell>
          <table:table-cell/>
          <table:table-cell office:value-type="string" calcext:value-type="string">
            <text:p>| VisitorInterest_daysSinceLastVisit <text:s text:c="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v2 <text:s text:c="17"/>|</text:p>
          </table:table-cell>
          <table:table-cell/>
          <table:table-cell office:value-type="string" calcext:value-type="string">
            <text:p>| VisitorInterest_pageGap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k3 <text:s text:c="17"/>|</text:p>
          </table:table-cell>
          <table:table-cell/>
          <table:table-cell office:value-type="string" calcext:value-type="string">
            <text:p>| VisitorInterest_timeGap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v3 <text:s text:c="17"/>|</text:p>
          </table:table-cell>
          <table:table-cell/>
          <table:table-cell office:value-type="string" calcext:value-type="string">
            <text:p>| VisitorInterest_visitsByVisitCount <text:s text:c="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k4 <text:s text:c="17"/>|</text:p>
          </table:table-cell>
          <table:table-cell/>
          <table:table-cell office:value-type="string" calcext:value-type="string">
            <text:p>| VisitTime_localTime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v4 <text:s text:c="17"/>|</text:p>
          </table:table-cell>
          <table:table-cell/>
          <table:table-cell office:value-type="string" calcext:value-type="string">
            <text:p>| VisitTime_serverTime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k5 <text:s text:c="17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custom_var_v5 <text:s text:c="17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9" office:value-type="string" calcext:value-type="string">
            <text:p>| piwik_log_link_visit_action <text:s text:c="2"/>| bandwidth <text:s text:c="21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profiling <text:s text:c="10"/>| query <text:s text:c="25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profiling <text:s text:c="10"/>| count <text:s text:c="25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log_profiling <text:s text:c="10"/>| sum_time_ms <text:s text:c="19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idvisit <text:s text:c="23"/>|</text:p>
          </table:table-cell>
          <table:table-cell/>
          <table:table-cell office:value-type="string" calcext:value-type="string">
            <text:p>| Goal_0_day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idsite <text:s text:c="24"/>|</text:p>
          </table:table-cell>
          <table:table-cell/>
          <table:table-cell office:value-type="string" calcext:value-type="string">
            <text:p>| Goal_0_visits_until_conv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idvisitor <text:s text:c="21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last_action_time <text:s text:c="8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id <text:s text:c="21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ip <text:s text:c="19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user_id <text:s text:c="23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first_action_time <text:s text:c="7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goal_buyer <text:s text:c="14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goal_converted <text:s text:c="10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days_since_first <text:s text:c="6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days_since_order <text:s text:c="6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returning <text:s text:c="13"/>|</text:p>
          </table:table-cell>
          <table:table-cell/>
          <table:table-cell office:value-type="string" calcext:value-type="string">
            <text:p>| Actions_actions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count_visits <text:s text:c="10"/>|</text:p>
          </table:table-cell>
          <table:table-cell/>
          <table:table-cell office:value-type="string" calcext:value-type="string">
            <text:p>| Actions_actions_chunk_0_99 <text:s text:c="16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entry_idaction_name <text:s text:c="5"/>|</text:p>
          </table:table-cell>
          <table:table-cell/>
          <table:table-cell office:value-type="string" calcext:value-type="string">
            <text:p>| Actions_actions_url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entry_idaction_url <text:s text:c="6"/>|</text:p>
          </table:table-cell>
          <table:table-cell/>
          <table:table-cell office:value-type="string" calcext:value-type="string">
            <text:p>| Actions_actions_url_chunk_0_99 <text:s text:c="1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exit_idaction_name <text:s text:c="6"/>|</text:p>
          </table:table-cell>
          <table:table-cell/>
          <table:table-cell office:value-type="string" calcext:value-type="string">
            <text:p>| Actions_actions_url_chunk_100_1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exit_idaction_url <text:s text:c="7"/>|</text:p>
          </table:table-cell>
          <table:table-cell/>
          <table:table-cell office:value-type="string" calcext:value-type="string">
            <text:p>| Actions_actions_url_chunk_200_2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total_actions <text:s text:c="11"/>|</text:p>
          </table:table-cell>
          <table:table-cell/>
          <table:table-cell office:value-type="string" calcext:value-type="string">
            <text:p>| Actions_actions_url_chunk_300_3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total_searches <text:s text:c="10"/>|</text:p>
          </table:table-cell>
          <table:table-cell/>
          <table:table-cell office:value-type="string" calcext:value-type="string">
            <text:p>| Actions_actions_url_chunk_400_4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referer_keyword <text:s text:c="15"/>|</text:p>
          </table:table-cell>
          <table:table-cell/>
          <table:table-cell office:value-type="string" calcext:value-type="string">
            <text:p>| Actions_actions_url_chunk_500_5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referer_name <text:s text:c="18"/>|</text:p>
          </table:table-cell>
          <table:table-cell/>
          <table:table-cell office:value-type="string" calcext:value-type="string">
            <text:p>| Actions_actions_url_chunk_600_6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referer_type <text:s text:c="18"/>|</text:p>
          </table:table-cell>
          <table:table-cell/>
          <table:table-cell office:value-type="string" calcext:value-type="string">
            <text:p>| Actions_actions_url_chunk_700_7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referer_url <text:s text:c="19"/>|</text:p>
          </table:table-cell>
          <table:table-cell/>
          <table:table-cell office:value-type="string" calcext:value-type="string">
            <text:p>| Actions_actions_url_chunk_800_8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browser_lang <text:s text:c="9"/>|</text:p>
          </table:table-cell>
          <table:table-cell/>
          <table:table-cell office:value-type="string" calcext:value-type="string">
            <text:p>| Actions_actions_url_chunk_900_999 <text:s text:c="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browser_engine <text:s text:c="9"/>|</text:p>
          </table:table-cell>
          <table:table-cell/>
          <table:table-cell office:value-type="string" calcext:value-type="string">
            <text:p>| Actions_downloads <text:s text:c="25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browser_name <text:s text:c="11"/>|</text:p>
          </table:table-cell>
          <table:table-cell/>
          <table:table-cell office:value-type="string" calcext:value-type="string">
            <text:p>| Actions_outlink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browser_version <text:s text:c="8"/>|</text:p>
          </table:table-cell>
          <table:table-cell/>
          <table:table-cell office:value-type="string" calcext:value-type="string">
            <text:p>| Actions_sitesearch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device_brand <text:s text:c="11"/>|</text:p>
          </table:table-cell>
          <table:table-cell/>
          <table:table-cell office:value-type="string" calcext:value-type="string">
            <text:p>| Contents_name_piece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device_model <text:s text:c="11"/>|</text:p>
          </table:table-cell>
          <table:table-cell/>
          <table:table-cell office:value-type="string" calcext:value-type="string">
            <text:p>| Contents_piece_name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device_type <text:s text:c="12"/>|</text:p>
          </table:table-cell>
          <table:table-cell/>
          <table:table-cell office:value-type="string" calcext:value-type="string">
            <text:p>| CustomVariables_valueByName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os <text:s text:c="21"/>|</text:p>
          </table:table-cell>
          <table:table-cell/>
          <table:table-cell office:value-type="string" calcext:value-type="string">
            <text:p>| CustomVariables_valueByName_chunk_0_99 <text:s text:c="4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os_version <text:s text:c="13"/>|</text:p>
          </table:table-cell>
          <table:table-cell/>
          <table:table-cell office:value-type="string" calcext:value-type="string">
            <text:p>| DevicePlugins_plugin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total_events <text:s text:c="12"/>|</text:p>
          </table:table-cell>
          <table:table-cell/>
          <table:table-cell office:value-type="string" calcext:value-type="string">
            <text:p>| DevicesDetection_brands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localtime <text:s text:c="13"/>|</text:p>
          </table:table-cell>
          <table:table-cell/>
          <table:table-cell office:value-type="string" calcext:value-type="string">
            <text:p>| DevicesDetection_browserEngines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or_days_since_last <text:s text:c="7"/>|</text:p>
          </table:table-cell>
          <table:table-cell/>
          <table:table-cell office:value-type="string" calcext:value-type="string">
            <text:p>| DevicesDetection_browsers <text:s text:c="1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resolution <text:s text:c="13"/>|</text:p>
          </table:table-cell>
          <table:table-cell/>
          <table:table-cell office:value-type="string" calcext:value-type="string">
            <text:p>| DevicesDetection_browserVersions <text:s text:c="1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cookie <text:s text:c="17"/>|</text:p>
          </table:table-cell>
          <table:table-cell/>
          <table:table-cell office:value-type="string" calcext:value-type="string">
            <text:p>| DevicesDetection_models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director <text:s text:c="15"/>|</text:p>
          </table:table-cell>
          <table:table-cell/>
          <table:table-cell office:value-type="string" calcext:value-type="string">
            <text:p>| DevicesDetection_os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flash <text:s text:c="18"/>|</text:p>
          </table:table-cell>
          <table:table-cell/>
          <table:table-cell office:value-type="string" calcext:value-type="string">
            <text:p>| DevicesDetection_osVersions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gears <text:s text:c="18"/>|</text:p>
          </table:table-cell>
          <table:table-cell/>
          <table:table-cell office:value-type="string" calcext:value-type="string">
            <text:p>| DevicesDetection_types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java <text:s text:c="19"/>|</text:p>
          </table:table-cell>
          <table:table-cell/>
          <table:table-cell office:value-type="string" calcext:value-type="string">
            <text:p>| Events_action_category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pdf <text:s text:c="20"/>|</text:p>
          </table:table-cell>
          <table:table-cell/>
          <table:table-cell office:value-type="string" calcext:value-type="string">
            <text:p>| Events_action_name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quicktime <text:s text:c="14"/>|</text:p>
          </table:table-cell>
          <table:table-cell/>
          <table:table-cell office:value-type="string" calcext:value-type="string">
            <text:p>| Events_category_action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realplayer <text:s text:c="13"/>|</text:p>
          </table:table-cell>
          <table:table-cell/>
          <table:table-cell office:value-type="string" calcext:value-type="string">
            <text:p>| Events_category_name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silverlight <text:s text:c="12"/>|</text:p>
          </table:table-cell>
          <table:table-cell/>
          <table:table-cell office:value-type="string" calcext:value-type="string">
            <text:p>| Events_name_action <text:s text:c="24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onfig_windowsmedia <text:s text:c="11"/>|</text:p>
          </table:table-cell>
          <table:table-cell/>
          <table:table-cell office:value-type="string" calcext:value-type="string">
            <text:p>| Events_name_category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visit_total_time <text:s text:c="14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city <text:s text:c="17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country <text:s text:c="14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latitude <text:s text:c="13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longitude <text:s text:c="12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location_region <text:s text:c="15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k1 <text:s text:c="17"/>|</text:p>
          </table:table-cell>
          <table:table-cell/>
          <table:table-cell office:value-type="string" calcext:value-type="string">
            <text:p>| Goal_-1_days_until_conv <text:s text:c="19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v1 <text:s text:c="17"/>|</text:p>
          </table:table-cell>
          <table:table-cell/>
          <table:table-cell office:value-type="string" calcext:value-type="string">
            <text:p>| Goal_-1_visits_until_conv <text:s text:c="17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k2 <text:s text:c="17"/>|</text:p>
          </table:table-cell>
          <table:table-cell/>
          <table:table-cell office:value-type="string" calcext:value-type="string">
            <text:p>| Goal_0_day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v2 <text:s text:c="17"/>|</text:p>
          </table:table-cell>
          <table:table-cell/>
          <table:table-cell office:value-type="string" calcext:value-type="string">
            <text:p>| Goal_0_visits_until_conv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k3 <text:s text:c="17"/>|</text:p>
          </table:table-cell>
          <table:table-cell/>
          <table:table-cell office:value-type="string" calcext:value-type="string">
            <text:p>| Goal_days_until_conv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v3 <text:s text:c="17"/>|</text:p>
          </table:table-cell>
          <table:table-cell/>
          <table:table-cell office:value-type="string" calcext:value-type="string">
            <text:p>| Goal_visit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k4 <text:s text:c="17"/>|</text:p>
          </table:table-cell>
          <table:table-cell/>
          <table:table-cell office:value-type="string" calcext:value-type="string">
            <text:p>| Referrers_keywordByCampaign <text:s text:c="15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v4 <text:s text:c="17"/>|</text:p>
          </table:table-cell>
          <table:table-cell/>
          <table:table-cell office:value-type="string" calcext:value-type="string">
            <text:p>| Referrers_keywordBySearchEngine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k5 <text:s text:c="17"/>|</text:p>
          </table:table-cell>
          <table:table-cell/>
          <table:table-cell office:value-type="string" calcext:value-type="string">
            <text:p>| Referrers_searchEngineByKeyword <text:s text:c="11"/>|</text:p>
          </table:table-cell>
          <table:table-cell table:number-columns-repeated="1020"/>
        </table:table-row>
        <table:table-row table:style-name="ro3">
          <table:table-cell/>
          <table:table-cell table:style-name="ce10" office:value-type="string" calcext:value-type="string">
            <text:p>| piwik_log_visit <text:s text:c="14"/>| custom_var_v5 <text:s text:c="17"/>|</text:p>
          </table:table-cell>
          <table:table-cell/>
          <table:table-cell office:value-type="string" calcext:value-type="string">
            <text:p>| Referrers_type <text:s text:c="2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option <text:s text:c="17"/>| option_name <text:s text:c="19"/>|</text:p>
          </table:table-cell>
          <table:table-cell/>
          <table:table-cell office:value-type="string" calcext:value-type="string">
            <text:p>| Referrers_urlByWebsite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option <text:s text:c="17"/>| option_value <text:s text:c="18"/>|</text:p>
          </table:table-cell>
          <table:table-cell/>
          <table:table-cell office:value-type="string" calcext:value-type="string">
            <text:p>| Referrers_urlByWebsite_chunk_0_99 <text:s text:c="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option <text:s text:c="17"/>| autoload <text:s text:c="22"/>|</text:p>
          </table:table-cell>
          <table:table-cell/>
          <table:table-cell office:value-type="string" calcext:value-type="string">
            <text:p>| Resolution_configuration <text:s text:c="1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idreport <text:s text:c="22"/>|</text:p>
          </table:table-cell>
          <table:table-cell/>
          <table:table-cell office:value-type="string" calcext:value-type="string">
            <text:p>| Resolution_resolution <text:s text:c="2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idsite <text:s text:c="24"/>|</text:p>
          </table:table-cell>
          <table:table-cell/>
          <table:table-cell office:value-type="string" calcext:value-type="string">
            <text:p>| UserCountry_city <text:s text:c="2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login <text:s text:c="25"/>|</text:p>
          </table:table-cell>
          <table:table-cell/>
          <table:table-cell office:value-type="string" calcext:value-type="string">
            <text:p>| UserCountry_country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description <text:s text:c="19"/>|</text:p>
          </table:table-cell>
          <table:table-cell/>
          <table:table-cell office:value-type="string" calcext:value-type="string">
            <text:p>| UserCountry_region <text:s text:c="2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idsegment <text:s text:c="21"/>|</text:p>
          </table:table-cell>
          <table:table-cell/>
          <table:table-cell office:value-type="string" calcext:value-type="string">
            <text:p>| UserLanguage_language <text:s text:c="2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period <text:s text:c="24"/>|</text:p>
          </table:table-cell>
          <table:table-cell/>
          <table:table-cell office:value-type="string" calcext:value-type="string">
            <text:p>| VisitorInterest_daysSinceLastVisit <text:s text:c="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hour <text:s text:c="26"/>|</text:p>
          </table:table-cell>
          <table:table-cell/>
          <table:table-cell office:value-type="string" calcext:value-type="string">
            <text:p>| VisitorInterest_pageGap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type <text:s text:c="26"/>|</text:p>
          </table:table-cell>
          <table:table-cell/>
          <table:table-cell office:value-type="string" calcext:value-type="string">
            <text:p>| VisitorInterest_timeGap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format <text:s text:c="24"/>|</text:p>
          </table:table-cell>
          <table:table-cell/>
          <table:table-cell office:value-type="string" calcext:value-type="string">
            <text:p>| VisitorInterest_visitsByVisitCount <text:s text:c="8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reports <text:s text:c="23"/>|</text:p>
          </table:table-cell>
          <table:table-cell/>
          <table:table-cell office:value-type="string" calcext:value-type="string">
            <text:p>| VisitTime_localTime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parameters <text:s text:c="20"/>|</text:p>
          </table:table-cell>
          <table:table-cell/>
          <table:table-cell office:value-type="string" calcext:value-type="string">
            <text:p>| VisitTime_serverTime <text:s text:c="2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ts_created <text:s text:c="20"/>|</text:p>
          </table:table-cell>
          <table:table-cell/>
          <table:table-cell office:value-type="string" calcext:value-type="string">
            <text:p>| Actions_actions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ts_last_sent <text:s text:c="18"/>|</text:p>
          </table:table-cell>
          <table:table-cell/>
          <table:table-cell office:value-type="string" calcext:value-type="string">
            <text:p>| Actions_actions_chunk_0_99 <text:s text:c="1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report <text:s text:c="17"/>| deleted <text:s text:c="23"/>|</text:p>
          </table:table-cell>
          <table:table-cell/>
          <table:table-cell office:value-type="string" calcext:value-type="string">
            <text:p>| Actions_actions_url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idsegment <text:s text:c="21"/>|</text:p>
          </table:table-cell>
          <table:table-cell/>
          <table:table-cell office:value-type="string" calcext:value-type="string">
            <text:p>| Actions_actions_url_chunk_0_99 <text:s text:c="12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name <text:s text:c="26"/>|</text:p>
          </table:table-cell>
          <table:table-cell/>
          <table:table-cell office:value-type="string" calcext:value-type="string">
            <text:p>| Actions_actions_url_chunk_100_199 <text:s text:c="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definition <text:s text:c="20"/>|</text:p>
          </table:table-cell>
          <table:table-cell/>
          <table:table-cell office:value-type="string" calcext:value-type="string">
            <text:p>| Actions_downloads <text:s text:c="2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login <text:s text:c="25"/>|</text:p>
          </table:table-cell>
          <table:table-cell/>
          <table:table-cell office:value-type="string" calcext:value-type="string">
            <text:p>| Actions_downloads_chunk_0_99 <text:s text:c="1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enable_all_users <text:s text:c="14"/>|</text:p>
          </table:table-cell>
          <table:table-cell/>
          <table:table-cell office:value-type="string" calcext:value-type="string">
            <text:p>| Actions_outlink <text:s text:c="2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enable_only_idsite <text:s text:c="12"/>|</text:p>
          </table:table-cell>
          <table:table-cell/>
          <table:table-cell office:value-type="string" calcext:value-type="string">
            <text:p>| Actions_outlink_chunk_0_99 <text:s text:c="16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auto_archive <text:s text:c="18"/>|</text:p>
          </table:table-cell>
          <table:table-cell/>
          <table:table-cell office:value-type="string" calcext:value-type="string">
            <text:p>| Actions_sitesearch <text:s text:c="24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ts_created <text:s text:c="20"/>|</text:p>
          </table:table-cell>
          <table:table-cell/>
          <table:table-cell office:value-type="string" calcext:value-type="string">
            <text:p>| DevicesDetection_brand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ts_last_edit <text:s text:c="18"/>|</text:p>
          </table:table-cell>
          <table:table-cell/>
          <table:table-cell office:value-type="string" calcext:value-type="string">
            <text:p>| DevicesDetection_browserEngines <text:s text:c="11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gment <text:s text:c="16"/>| deleted <text:s text:c="23"/>|</text:p>
          </table:table-cell>
          <table:table-cell/>
          <table:table-cell office:value-type="string" calcext:value-type="string">
            <text:p>| DevicesDetection_browsers <text:s text:c="17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quence <text:s text:c="15"/>| name <text:s text:c="26"/>|</text:p>
          </table:table-cell>
          <table:table-cell/>
          <table:table-cell office:value-type="string" calcext:value-type="string">
            <text:p>| DevicesDetection_browserVersions <text:s text:c="1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quence <text:s text:c="15"/>| value <text:s text:c="25"/>|</text:p>
          </table:table-cell>
          <table:table-cell/>
          <table:table-cell office:value-type="string" calcext:value-type="string">
            <text:p>| DevicesDetection_models <text:s text:c="19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ssion <text:s text:c="16"/>| id <text:s text:c="28"/>|</text:p>
          </table:table-cell>
          <table:table-cell/>
          <table:table-cell office:value-type="string" calcext:value-type="string">
            <text:p>| DevicesDetection_os <text:s text:c="23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ssion <text:s text:c="16"/>| modified <text:s text:c="22"/>|</text:p>
          </table:table-cell>
          <table:table-cell/>
          <table:table-cell office:value-type="string" calcext:value-type="string">
            <text:p>| DevicesDetection_osVersions <text:s text:c="15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ssion <text:s text:c="16"/>| lifetime <text:s text:c="22"/>|</text:p>
          </table:table-cell>
          <table:table-cell/>
          <table:table-cell office:value-type="string" calcext:value-type="string">
            <text:p>| DevicesDetection_types <text:s text:c="20"/>|</text:p>
          </table:table-cell>
          <table:table-cell table:number-columns-repeated="1020"/>
        </table:table-row>
        <table:table-row table:style-name="ro3">
          <table:table-cell/>
          <table:table-cell office:value-type="string" calcext:value-type="string">
            <text:p>| piwik_session <text:s text:c="16"/>| data <text:s text:c="26"/>|</text:p>
          </table:table-cell>
          <table:table-cell/>
          <table:table-cell office:value-type="string" calcext:value-type="string">
            <text:p>| Goals_ItemsCategory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idsite <text:s text:c="24"/>|</text:p>
          </table:table-cell>
          <table:table-cell/>
          <table:table-cell office:value-type="string" calcext:value-type="string">
            <text:p>| Goals_ItemsCategory_Cart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name <text:s text:c="26"/>|</text:p>
          </table:table-cell>
          <table:table-cell/>
          <table:table-cell office:value-type="string" calcext:value-type="string">
            <text:p>| Goals_ItemsName <text:s text:c="27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main_url <text:s text:c="22"/>|</text:p>
          </table:table-cell>
          <table:table-cell/>
          <table:table-cell office:value-type="string" calcext:value-type="string">
            <text:p>| Goals_ItemsName_Cart <text:s text:c="22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ts_created <text:s text:c="20"/>|</text:p>
          </table:table-cell>
          <table:table-cell/>
          <table:table-cell office:value-type="string" calcext:value-type="string">
            <text:p>| Goals_ItemsSku <text:s text:c="28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ecommerce <text:s text:c="21"/>|</text:p>
          </table:table-cell>
          <table:table-cell/>
          <table:table-cell office:value-type="string" calcext:value-type="string">
            <text:p>| Goals_ItemsSku_Cart <text:s text:c="23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sitesearch <text:s text:c="20"/>|</text:p>
          </table:table-cell>
          <table:table-cell/>
          <table:table-cell office:value-type="string" calcext:value-type="string">
            <text:p>| Goal_0_days_until_conv <text:s text:c="20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sitesearch_keyword_parameters <text:s/>|</text:p>
          </table:table-cell>
          <table:table-cell/>
          <table:table-cell office:value-type="string" calcext:value-type="string">
            <text:p>| Goal_0_visits_until_conv <text:s text:c="18"/>|</text:p>
          </table:table-cell>
          <table:table-cell table:number-columns-repeated="1020"/>
        </table:table-row>
        <table:table-row table:style-name="ro3">
          <table:table-cell/>
          <table:table-cell table:style-name="ce11" office:value-type="string" calcext:value-type="string">
            <text:p>| piwik_site <text:s text:c="19"/>| sitesearch_category_parameters 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timezone <text:s text:c="22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currency <text:s text:c="22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exclude_unknown_urls <text:s text:c="10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excluded_ips <text:s text:c="18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excluded_parameters <text:s text:c="11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excluded_user_agents <text:s text:c="10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group <text:s text:c="25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type <text:s text:c="26"/>|</text:p>
          </table:table-cell>
          <table:table-cell table:number-columns-repeated="1022"/>
        </table:table-row>
        <table:table-row table:style-name="ro3">
          <table:table-cell/>
          <table:table-cell table:style-name="ce11" office:value-type="string" calcext:value-type="string">
            <text:p>| piwik_site <text:s text:c="19"/>| keep_url_fragment <text:s text:c="13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site_setting <text:s text:c="11"/>| idsite <text:s text:c="24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site_setting <text:s text:c="11"/>| setting_name <text:s text:c="18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site_setting <text:s text:c="11"/>| setting_value <text:s text:c="17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site_url <text:s text:c="15"/>| idsite <text:s text:c="24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site_url <text:s text:c="15"/>| url <text:s text:c="27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login <text:s text:c="2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password <text:s text:c="22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alias <text:s text:c="2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email <text:s text:c="2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token_auth <text:s text:c="20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superuser_access <text:s text:c="14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 <text:s text:c="19"/>| date_registered <text:s text:c="1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dashboard <text:s text:c="9"/>| login <text:s text:c="2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dashboard <text:s text:c="9"/>| iddashboard <text:s text:c="19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dashboard <text:s text:c="9"/>| name <text:s text:c="26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dashboard <text:s text:c="9"/>| layout <text:s text:c="24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language <text:s text:c="10"/>| login <text:s text:c="25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language <text:s text:c="10"/>| language <text:s text:c="22"/>|</text:p>
          </table:table-cell>
          <table:table-cell table:number-columns-repeated="1022"/>
        </table:table-row>
        <table:table-row table:style-name="ro3">
          <table:table-cell/>
          <table:table-cell office:value-type="string" calcext:value-type="string">
            <text:p>| piwik_user_language <text:s text:c="10"/>| use_12_hour_clock</text:p>
          </table:table-cell>
          <table:table-cell table:number-columns-repeated="1022"/>
        </table:table-row>
        <table:table-row table:style-name="ro3" table:number-rows-repeated="104826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erif" svg:font-family="'Liberation Serif', 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31:28.5420733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6:26:18.117133953</meta:creation-date>
    <dc:date>2017-01-11T16:33:09.553661781</dc:date>
    <meta:editing-duration>PT9M16S</meta:editing-duration>
    <meta:editing-cycles>2</meta:editing-cycles>
    <meta:generator>LibreOffice/5.1.4.2$Linux_X86_64 LibreOffice_project/10m0$Build-2</meta:generator>
    <meta:document-statistic meta:table-count="3" meta:cell-count="646" meta:object-count="0"/>
  </office:meta>
</office:document-meta>
</file>